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267cm"/>
    </style:style>
    <style:style style:name="gr3" style:family="graphic" style:parent-style-name="standard">
      <style:graphic-properties draw:stroke="none" svg:stroke-color="#000000" draw:fill="none" draw:fill-color="#ffffff" fo:min-height="1.872cm"/>
    </style:style>
    <style:style style:name="gr4" style:family="graphic" style:parent-style-name="standard">
      <style:graphic-properties draw:stroke="none" svg:stroke-color="#000000" draw:fill="none" draw:fill-color="#ffffff" fo:min-height="3.249cm"/>
    </style:style>
    <style:style style:name="gr5" style:family="graphic" style:parent-style-name="standard">
      <style:graphic-properties svg:stroke-width="0.025cm" svg:stroke-color="#000000" draw:marker-start-width="0.237cm" draw:marker-end-width="0.237cm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280099" draw:marker-start-width="0.237cm" draw:marker-end-width="0.237cm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ize="8.69999980926514pt" style:font-size-asian="8.69999980926514pt" style:font-size-complex="8.69999980926514pt"/>
    </style:style>
    <style:style style:name="P3" style:family="paragraph">
      <style:text-properties fo:font-size="8.60000038146973pt" style:font-size-asian="8.60000038146973pt" style:font-size-complex="8.60000038146973pt"/>
    </style:style>
    <style:style style:name="P4" style:family="paragraph">
      <style:text-properties fo:color="#c5000b" fo:font-size="10.1000003814697pt" style:font-size-asian="10.1000003814697pt" style:font-size-complex="10.1000003814697pt"/>
    </style:style>
    <style:style style:name="T1" style:family="text">
      <style:text-properties fo:font-size="8.69999980926514pt" style:font-size-asian="8.69999980926514pt" style:font-size-complex="8.69999980926514pt"/>
    </style:style>
    <style:style style:name="T2" style:family="text">
      <style:text-properties fo:font-size="8.60000038146973pt" style:font-size-asian="8.60000038146973pt" style:font-size-complex="8.60000038146973pt"/>
    </style:style>
    <style:style style:name="T3" style:family="text">
      <style:text-properties fo:color="#c5000b" fo:font-size="10.1000003814697pt" style:font-size-asian="10.1000003814697pt" style:font-size-complex="10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79cm" svg:height="1.234cm" draw:transform="rotate (1.5707963267949) translate (8.435cm 7.063cm)">
          <draw:glue-point draw:id="8" svg:x="-5.008cm" svg:y="-4.182cm"/>
          <draw:glue-point draw:id="9" svg:x="-5.008cm" svg:y="-3.548cm"/>
          <draw:glue-point draw:id="10" svg:x="-5.008cm" svg:y="-2.937cm"/>
          <draw:glue-point draw:id="11" svg:x="-5.008cm" svg:y="-2.348cm"/>
          <draw:glue-point draw:id="12" svg:x="-5.008cm" svg:y="-1.722cm"/>
          <draw:glue-point draw:id="13" svg:x="-5.008cm" svg:y="-1.126cm"/>
          <draw:glue-point draw:id="14" svg:x="-4.959cm" svg:y="-0.539cm"/>
          <draw:glue-point draw:id="15" svg:x="-5.008cm" svg:y="0.698cm"/>
          <draw:glue-point draw:id="16" svg:x="-5.008cm" svg:y="1.348cm"/>
          <draw:glue-point draw:id="17" svg:x="-5.008cm" svg:y="1.936cm"/>
          <draw:glue-point draw:id="18" svg:x="-5.008cm" svg:y="2.562cm"/>
          <draw:glue-point draw:id="19" svg:x="-5.008cm" svg:y="3.159cm"/>
          <draw:glue-point draw:id="20" svg:x="-5.008cm" svg:y="3.746cm"/>
          <draw:glue-point draw:id="21" svg:x="-5.008cm" svg:y="4.357cm"/>
          <text:p/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" draw:text-style-name="P1" xml:id="id4" draw:id="id4" draw:layer="layout" svg:width="3.932cm" svg:height="0.994cm" draw:transform="rotate (1.5707963267949) translate (8.522cm 11.011cm)">
          <text:p/>
          <draw:enhanced-geometry svg:viewBox="0 0 21600 21600" draw:glue-points="10800 0 2160 10800 10800 21600 19440 10800" draw:text-areas="4350 0 17250 21600" draw:mirror-horizontal="true" draw:mirror-vertical="true" draw:type="flowchart-manual-operation" draw:enhanced-path="M 0 0 L 21600 0 17250 21600 4350 21600 0 0 Z N"/>
        </draw:custom-shape>
        <draw:frame draw:style-name="gr2" draw:text-style-name="P2" draw:layer="layout" svg:width="2.29cm" svg:height="2.517cm" svg:x="6.706cm" svg:y="1.459cm">
          <draw:text-box>
            <text:p text:style-name="P2"><text:span text:style-name="T1">m0_dat_i</text:span></text:p>
            <text:p text:style-name="P2"><text:span text:style-name="T1">m0_addr_i</text:span></text:p>
            <text:p text:style-name="P2"><text:span text:style-name="T1">m0_we_i</text:span></text:p>
            <text:p text:style-name="P2"><text:span text:style-name="T1">m0_sel_i</text:span></text:p>
            <text:p text:style-name="P2"><text:span text:style-name="T1">m0_cyc_i</text:span></text:p>
            <text:p text:style-name="P2"><text:span text:style-name="T1">m0_stb_i</text:span></text:p>
          </draw:text-box>
        </draw:frame>
        <draw:frame draw:style-name="gr3" draw:text-style-name="P3" draw:layer="layout" svg:width="2.29cm" svg:height="2.285cm" svg:x="6.701cm" svg:y="4.57cm">
          <draw:text-box>
            <text:p text:style-name="P3"><text:span text:style-name="T2">m1_dat_i</text:span></text:p>
            <text:p text:style-name="P3"><text:span text:style-name="T2">m1_addr_i</text:span></text:p>
            <text:p text:style-name="P3"><text:span text:style-name="T2">m1_we_i</text:span></text:p>
            <text:p text:style-name="P3"><text:span text:style-name="T2">m1_sel_i</text:span></text:p>
            <text:p text:style-name="P3"><text:span text:style-name="T2">m1_cyc_i</text:span></text:p>
            <text:p text:style-name="P3"><text:span text:style-name="T2">m1_stb_i</text:span></text:p>
          </draw:text-box>
        </draw:frame>
        <draw:frame draw:style-name="gr4" draw:text-style-name="P4" xml:id="id2" draw:id="id2" draw:layer="layout" svg:width="2.555cm" svg:height="3.499cm" svg:x="1.985cm" svg:y="1.557cm">
          <draw:text-box>
            <text:p text:style-name="P4"><text:span text:style-name="T3">lm32i_dat_w</text:span></text:p>
            <text:p text:style-name="P4"><text:span text:style-name="T3">lm32i_dat_r</text:span></text:p>
            <text:p text:style-name="P4"><text:span text:style-name="T3">lm32i_addr</text:span></text:p>
            <text:p text:style-name="P4"><text:span text:style-name="T3">lm32i_we</text:span></text:p>
            <text:p text:style-name="P4"><text:span text:style-name="T3">lm32i_sel</text:span></text:p>
            <text:p text:style-name="P4"><text:span text:style-name="T3">lm32i_cyc</text:span></text:p>
            <text:p text:style-name="P4"><text:span text:style-name="T3">lm32i_stb</text:span></text:p>
            <text:p text:style-name="P4"><text:span text:style-name="T3">lm32i_ack</text:span></text:p>
          </draw:text-box>
          <draw:glue-point draw:id="4" svg:x="5.001cm" svg:y="-3.938cm"/>
          <draw:glue-point draw:id="5" svg:x="5.001cm" svg:y="-2.846cm"/>
          <draw:glue-point draw:id="6" svg:x="4.994cm" svg:y="-1.68cm"/>
          <draw:glue-point draw:id="7" svg:x="4.994cm" svg:y="-0.674cm"/>
          <draw:glue-point draw:id="8" svg:x="5.001cm" svg:y="0.462cm"/>
          <draw:glue-point draw:id="9" svg:x="4.954cm" svg:y="1.703cm"/>
          <draw:glue-point draw:id="10" svg:x="4.994cm" svg:y="2.677cm"/>
          <draw:glue-point draw:id="11" svg:x="4.994cm" svg:y="3.961cm"/>
        </draw:frame>
        <draw:connector draw:style-name="gr5" draw:text-style-name="P1" draw:layer="layout" draw:line-skew="-1.635cm" svg:x1="8.435cm" svg:y1="1.94cm" svg:x2="4.539cm" svg:y2="1.929cm" draw:start-shape="id1" draw:start-glue-point="8" draw:end-shape="id2" draw:end-glue-point="4" svg:d="m8435 1940h-3583v-11h-313">
          <text:p/>
        </draw:connector>
        <draw:connector draw:style-name="gr5" draw:text-style-name="P1" draw:layer="layout" draw:line-skew="-1.661cm" svg:x1="8.435cm" svg:y1="2.294cm" svg:x2="4.539cm" svg:y2="2.311cm" draw:start-shape="id1" draw:start-glue-point="9" draw:end-shape="id2" draw:end-glue-point="5" svg:d="m8435 2294h-3609v17h-287">
          <text:p/>
        </draw:connector>
        <draw:connector draw:style-name="gr5" draw:text-style-name="P1" draw:layer="layout" draw:line-skew="-0.352cm" svg:x1="8.435cm" svg:y1="2.635cm" svg:x2="4.537cm" svg:y2="3.071cm" draw:start-shape="id1" draw:start-glue-point="10" draw:end-shape="id2" draw:end-glue-point="7" svg:d="m8435 2635h-2300v436h-1598">
          <text:p/>
        </draw:connector>
        <draw:connector draw:style-name="gr5" draw:text-style-name="P1" draw:layer="layout" draw:line-skew="-0.087cm" svg:x1="8.435cm" svg:y1="2.964cm" svg:x2="4.539cm" svg:y2="3.467cm" draw:start-shape="id1" draw:start-glue-point="11" draw:end-shape="id2" draw:end-glue-point="8" svg:d="m8435 2964h-2035v503h-1861">
          <text:p/>
        </draw:connector>
        <draw:connector draw:style-name="gr5" draw:text-style-name="P1" draw:layer="layout" draw:line-skew="0.082cm" svg:x1="8.435cm" svg:y1="3.313cm" svg:x2="4.527cm" svg:y2="3.901cm" draw:start-shape="id1" draw:start-glue-point="12" draw:end-shape="id2" draw:end-glue-point="9" svg:d="m8435 3313h-1866v588h-2042">
          <text:p/>
        </draw:connector>
        <draw:connector draw:style-name="gr5" draw:text-style-name="P1" draw:layer="layout" draw:line-skew="0.286cm" svg:x1="8.435cm" svg:y1="3.645cm" svg:x2="4.537cm" svg:y2="4.242cm" draw:start-shape="id1" draw:start-glue-point="13" draw:end-shape="id2" draw:end-glue-point="10" svg:d="m8435 3645h-1662v597h-2236">
          <text:p/>
        </draw:connector>
        <draw:frame draw:style-name="gr4" draw:text-style-name="P4" xml:id="id3" draw:id="id3" draw:layer="layout" svg:width="2.79cm" svg:height="3.499cm" svg:x="1.985cm" svg:y="5.207cm">
          <draw:text-box>
            <text:p text:style-name="P4"><text:span text:style-name="T3">lm32d_dat_w</text:span></text:p>
            <text:p text:style-name="P4"><text:span text:style-name="T3">lm32d_dat_r</text:span></text:p>
            <text:p text:style-name="P4"><text:span text:style-name="T3">lm32d_addr</text:span></text:p>
            <text:p text:style-name="P4"><text:span text:style-name="T3">lm32d_we</text:span></text:p>
            <text:p text:style-name="P4"><text:span text:style-name="T3">lm32d_sel</text:span></text:p>
            <text:p text:style-name="P4"><text:span text:style-name="T3">lm32d_cyc</text:span></text:p>
            <text:p text:style-name="P4"><text:span text:style-name="T3">lm32d_stb</text:span></text:p>
            <text:p text:style-name="P4"><text:span text:style-name="T3">lm32d_ack</text:span></text:p>
          </draw:text-box>
          <draw:glue-point draw:id="4" svg:x="5.001cm" svg:y="-3.938cm"/>
          <draw:glue-point draw:id="5" svg:x="5.001cm" svg:y="-2.846cm"/>
          <draw:glue-point draw:id="6" svg:x="4.994cm" svg:y="-1.68cm"/>
          <draw:glue-point draw:id="7" svg:x="4.994cm" svg:y="-0.674cm"/>
          <draw:glue-point draw:id="8" svg:x="5.001cm" svg:y="0.462cm"/>
          <draw:glue-point draw:id="9" svg:x="4.954cm" svg:y="1.703cm"/>
          <draw:glue-point draw:id="10" svg:x="4.994cm" svg:y="2.677cm"/>
          <draw:glue-point draw:id="11" svg:x="4.994cm" svg:y="3.961cm"/>
        </draw:frame>
        <draw:connector draw:style-name="gr5" draw:text-style-name="P1" draw:layer="layout" draw:line-skew="-0.839cm" svg:x1="8.435cm" svg:y1="5.025cm" svg:x2="4.775cm" svg:y2="5.579cm" draw:start-shape="id1" draw:start-glue-point="16" draw:end-shape="id3" draw:end-glue-point="4" svg:d="m8435 5025h-2669v554h-991">
          <text:p/>
        </draw:connector>
        <draw:connector draw:style-name="gr5" draw:text-style-name="P1" draw:layer="layout" draw:line-skew="-0.666cm" svg:x1="8.435cm" svg:y1="5.353cm" svg:x2="4.773cm" svg:y2="6.369cm" draw:start-shape="id1" draw:start-glue-point="17" draw:end-shape="id3" draw:end-glue-point="6" svg:d="m8435 5353h-2496v1016h-1166">
          <text:p/>
        </draw:connector>
        <draw:connector draw:style-name="gr5" draw:text-style-name="P1" draw:layer="layout" draw:line-skew="-0.462cm" svg:x1="8.435cm" svg:y1="5.702cm" svg:x2="4.773cm" svg:y2="6.721cm" draw:start-shape="id1" draw:start-glue-point="18" draw:end-shape="id3" draw:end-glue-point="7" svg:d="m8435 5702h-2292v1019h-1370">
          <text:p/>
        </draw:connector>
        <draw:connector draw:style-name="gr5" draw:text-style-name="P1" draw:layer="layout" draw:line-skew="-0.273cm" svg:x1="8.435cm" svg:y1="6.035cm" svg:x2="4.775cm" svg:y2="7.117cm" draw:start-shape="id1" draw:start-glue-point="19" draw:end-shape="id3" draw:end-glue-point="8" svg:d="m8435 6035h-2103v1082h-1557">
          <text:p/>
        </draw:connector>
        <draw:connector draw:style-name="gr5" draw:text-style-name="P1" draw:layer="layout" draw:line-skew="-0.09cm" svg:x1="8.435cm" svg:y1="6.362cm" svg:x2="4.762cm" svg:y2="7.551cm" draw:start-shape="id1" draw:start-glue-point="20" draw:end-shape="id3" draw:end-glue-point="9" svg:d="m8435 6362h-1920v1189h-1753">
          <text:p/>
        </draw:connector>
        <draw:connector draw:style-name="gr5" draw:text-style-name="P1" draw:layer="layout" draw:line-skew="0.084cm" svg:x1="8.435cm" svg:y1="6.703cm" svg:x2="4.773cm" svg:y2="7.892cm" draw:start-shape="id1" draw:start-glue-point="21" draw:end-shape="id3" draw:end-glue-point="10" svg:d="m8435 6703h-1746v1189h-1916">
          <text:p/>
        </draw:connector>
        <draw:connector draw:style-name="gr6" draw:text-style-name="P1" draw:layer="layout" draw:line-skew="-1.306cm" svg:x1="8.522cm" svg:y1="9.046cm" svg:x2="4.537cm" svg:y2="2.719cm" draw:start-shape="id4" draw:start-glue-point="6" draw:end-shape="id2" draw:end-glue-point="6" svg:d="m8522 9046h-3298v-6327h-687">
          <text:p/>
        </draw:connector>
        <draw:connector draw:style-name="gr6" draw:text-style-name="P1" draw:layer="layout" draw:line-skew="-1.423cm" svg:x1="8.522cm" svg:y1="9.046cm" svg:x2="4.775cm" svg:y2="5.961cm" draw:start-shape="id4" draw:start-glue-point="6" draw:end-shape="id3" draw:end-glue-point="5" svg:d="m8522 9046h-3297v-3085h-4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CO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8T21:41:22</meta:creation-date>
    <meta:generator>LibreOffice/3.5$Linux_x86 LibreOffice_project/350m1$Build-102</meta:generator>
    <dc:date>2012-04-08T23:40:04</dc:date>
    <meta:editing-duration>PT1H56M39S</meta:editing-duration>
    <meta:editing-cycles>36</meta:editing-cycles>
    <meta:document-statistic meta:object-count="20"/>
  </office:meta>
</office:document-meta>
</file>